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Project Checklist for The Daily Drive</text:h>
      <text:h text:style-name="Heading_20_4" text:outline-level="4">1. <text:span text:style-name="Strong_20_Emphasis">Backend Development</text:span> (Laravel)</text:h>
      <text:list text:style-name="L1">
        <text:list-item>
          <text:p text:style-name="P1"><text:span text:style-name="Strong_20_Emphasis">Set Up Database</text:span></text:p>
          <text:list>
            <text:list-item>
              <text:p text:style-name="P2">Configure the database in <text:span text:style-name="Source_20_Text">.env</text:span> for development and production environments.</text:p>
            </text:list-item>
            <text:list-item>
              <text:p text:style-name="P2">Run Laravel migrations to ensure all tables are correctly created.</text:p>
            </text:list-item>
          </text:list>
        </text:list-item>
        <text:list-item>
          <text:p text:style-name="P1"><text:span text:style-name="Strong_20_Emphasis">User Authentication</text:span></text:p>
          <text:list>
            <text:list-item>
              <text:p text:style-name="P2">Implement registration, login, and logout functionalities.</text:p>
            </text:list-item>
            <text:list-item>
              <text:p text:style-name="P2">Secure routes using Laravel middleware (e.g., <text:span text:style-name="Source_20_Text">auth</text:span> and <text:span text:style-name="Source_20_Text">auth:api</text:span>).</text:p>
            </text:list-item>
            <text:list-item>
              <text:p text:style-name="P2">Set up JWT-based authentication for secure access to the API.</text:p>
            </text:list-item>
          </text:list>
        </text:list-item>
        <text:list-item>
          <text:p text:style-name="P1"><text:span text:style-name="Strong_20_Emphasis">API Endpoints</text:span></text:p>
          <text:list>
            <text:list-item>
              <text:p text:style-name="P2">Define and implement CRUD routes for each data model (e.g., articles, users, comments).</text:p>
            </text:list-item>
            <text:list-item>
              <text:p text:style-name="P2">Ensure endpoints are RESTful and follow consistent naming conventions.</text:p>
            </text:list-item>
            <text:list-item>
              <text:p text:style-name="P2">Implement validation for data to ensure all requests meet required conditions.</text:p>
            </text:list-item>
          </text:list>
        </text:list-item>
        <text:list-item>
          <text:p text:style-name="P1"><text:span text:style-name="Strong_20_Emphasis">Testing and Debugging</text:span></text:p>
          <text:list>
            <text:list-item>
              <text:p text:style-name="P2">Write unit tests for critical functions and endpoint responses.</text:p>
            </text:list-item>
            <text:list-item>
              <text:p text:style-name="P1">Test all API routes with tools like Postman or Insomnia to verify response structure, error handling, and authentication.</text:p>
            </text:list-item>
          </text:list>
        </text:list-item>
      </text:list>
      <text:h text:style-name="Heading_20_4" text:outline-level="4">2. <text:span text:style-name="Strong_20_Emphasis">Frontend Development</text:span> (React + Tailwind CSS)</text:h>
      <text:list text:style-name="L2">
        <text:list-item>
          <text:p text:style-name="P3"><text:span text:style-name="Strong_20_Emphasis">Design UI Layout</text:span></text:p>
          <text:list>
            <text:list-item>
              <text:p text:style-name="P4">Create reusable components (e.g., NavBar, Footer, ArticleCard, CommentSection).</text:p>
            </text:list-item>
            <text:list-item>
              <text:p text:style-name="P4">Structure the UI for desktop and mobile views (responsive design).</text:p>
            </text:list-item>
          </text:list>
        </text:list-item>
        <text:list-item>
          <text:p text:style-name="P3"><text:span text:style-name="Strong_20_Emphasis">User Authentication Integration</text:span></text:p>
          <text:list>
            <text:list-item>
              <text:p text:style-name="P4">Connect frontend to the backend’s authentication API.</text:p>
            </text:list-item>
            <text:list-item>
              <text:p text:style-name="P4">Store JWT tokens securely (consider using <text:span text:style-name="Source_20_Text">localStorage</text:span> or <text:span text:style-name="Source_20_Text">sessionStorage</text:span>).</text:p>
            </text:list-item>
            <text:list-item>
              <text:p text:style-name="P4">Implement client-side redirects based on login status.</text:p>
            </text:list-item>
          </text:list>
        </text:list-item>
        <text:list-item>
          <text:p text:style-name="P3"><text:span text:style-name="Strong_20_Emphasis">Data Fetching and State Management</text:span></text:p>
          <text:list>
            <text:list-item>
              <text:p text:style-name="P4">Set up a global state management tool (like Context API or Redux).</text:p>
            </text:list-item>
            <text:list-item>
              <text:p text:style-name="P4">Fetch data from the API for each main feature (e.g., list of articles, article details).</text:p>
            </text:list-item>
            <text:list-item>
              <text:p text:style-name="P4">Implement loading indicators and error handling for network requests.</text:p>
            </text:list-item>
          </text:list>
        </text:list-item>
        <text:list-item>
          <text:p text:style-name="P3"><text:span text:style-name="Strong_20_Emphasis">UI Components and Styling</text:span></text:p>
          <text:list>
            <text:list-item>
              <text:p text:style-name="P4">Style all UI components with Tailwind CSS for a consistent and modern design.</text:p>
            </text:list-item>
            <text:list-item>
              <text:p text:style-name="P4">Implement responsive breakpoints and ensure the layout adjusts correctly on all screen sizes.</text:p>
            </text:list-item>
            <text:list-item>
              <text:p text:style-name="P3">Add transitions or animations to enhance user experience, where appropriate.</text:p>
            </text:list-item>
          </text:list>
        </text:list-item>
      </text:list>
      <text:h text:style-name="Heading_20_4" text:outline-level="4"><text:soft-page-break/>3. <text:span text:style-name="Strong_20_Emphasis">Feature Implementation</text:span></text:h>
      <text:list text:style-name="L3">
        <text:list-item>
          <text:p text:style-name="P5"><text:span text:style-name="Strong_20_Emphasis">Article Management</text:span></text:p>
          <text:list>
            <text:list-item>
              <text:p text:style-name="P6">Allow users to create, edit, delete, and view articles.</text:p>
            </text:list-item>
            <text:list-item>
              <text:p text:style-name="P6">Implement pagination or infinite scroll for browsing large lists of articles.</text:p>
            </text:list-item>
          </text:list>
        </text:list-item>
        <text:list-item>
          <text:p text:style-name="P5"><text:span text:style-name="Strong_20_Emphasis">Comment System</text:span></text:p>
          <text:list>
            <text:list-item>
              <text:p text:style-name="P6">Build a comment section under each article with options to add, delete, and view comments.</text:p>
            </text:list-item>
            <text:list-item>
              <text:p text:style-name="P6">Integrate real-time updates for new comments using WebSockets or a similar technology (optional).</text:p>
            </text:list-item>
          </text:list>
        </text:list-item>
        <text:list-item>
          <text:p text:style-name="P5"><text:span text:style-name="Strong_20_Emphasis">User Profile and Settings</text:span></text:p>
          <text:list>
            <text:list-item>
              <text:p text:style-name="P6">Allow users to view and edit their profile information (e.g., bio, profile picture).</text:p>
            </text:list-item>
            <text:list-item>
              <text:p text:style-name="P5">Enable users to update their account settings, such as password and email.</text:p>
            </text:list-item>
          </text:list>
        </text:list-item>
      </text:list>
      <text:h text:style-name="Heading_20_4" text:outline-level="4">4. <text:span text:style-name="Strong_20_Emphasis">Testing and Quality Assurance</text:span></text:h>
      <text:list text:style-name="L4">
        <text:list-item>
          <text:p text:style-name="P7"><text:span text:style-name="Strong_20_Emphasis">Frontend Testing</text:span></text:p>
          <text:list>
            <text:list-item>
              <text:p text:style-name="P8">Write unit tests for key components and API calls using testing tools like Jest or React Testing Library.</text:p>
            </text:list-item>
            <text:list-item>
              <text:p text:style-name="P8">Conduct manual testing across multiple devices and browsers to ensure consistent performance and appearance.</text:p>
            </text:list-item>
          </text:list>
        </text:list-item>
        <text:list-item>
          <text:p text:style-name="P7"><text:span text:style-name="Strong_20_Emphasis">End-to-End Testing</text:span></text:p>
          <text:list>
            <text:list-item>
              <text:p text:style-name="P8">Use a tool like Cypress to automate testing of the entire user experience (login, navigation, CRUD operations).</text:p>
            </text:list-item>
            <text:list-item>
              <text:p text:style-name="P7">Identify and resolve any issues found during testing phases.</text:p>
            </text:list-item>
          </text:list>
        </text:list-item>
      </text:list>
      <text:h text:style-name="Heading_20_4" text:outline-level="4">5. <text:span text:style-name="Strong_20_Emphasis">Optimization and Performance</text:span></text:h>
      <text:list text:style-name="L5">
        <text:list-item>
          <text:p text:style-name="P9"><text:span text:style-name="Strong_20_Emphasis">Code Optimization</text:span></text:p>
          <text:list>
            <text:list-item>
              <text:p text:style-name="P10">Review and refactor code to follow best practices and improve readability.</text:p>
            </text:list-item>
            <text:list-item>
              <text:p text:style-name="P10">Optimize images and assets used in the frontend to ensure fast load times.</text:p>
            </text:list-item>
            <text:list-item>
              <text:p text:style-name="P10">Implement lazy loading for components or assets that aren’t immediately needed.</text:p>
            </text:list-item>
          </text:list>
        </text:list-item>
        <text:list-item>
          <text:p text:style-name="P9"><text:span text:style-name="Strong_20_Emphasis">SEO and Accessibility</text:span></text:p>
          <text:list>
            <text:list-item>
              <text:p text:style-name="P10">Add appropriate meta tags for SEO and social sharing.</text:p>
            </text:list-item>
            <text:list-item>
              <text:p text:style-name="P9">Ensure the application is accessible (e.g., alt text for images, ARIA attributes).</text:p>
            </text:list-item>
          </text:list>
        </text:list-item>
      </text:list>
      <text:h text:style-name="Heading_20_4" text:outline-level="4">6. <text:span text:style-name="Strong_20_Emphasis">Deployment and Documentation</text:span></text:h>
      <text:list text:style-name="L6">
        <text:list-item>
          <text:p text:style-name="P11"><text:span text:style-name="Strong_20_Emphasis">Deployment Preparation</text:span></text:p>
          <text:list>
            <text:list-item>
              <text:p text:style-name="P12">Set up a production environment (e.g., DigitalOcean, AWS, or Heroku).</text:p>
            </text:list-item>
            <text:list-item>
              <text:p text:style-name="P12">Configure environment variables for production.</text:p>
            </text:list-item>
            <text:list-item>
              <text:p text:style-name="P12">Use Docker to containerize the application if required for deployment.</text:p>
            </text:list-item>
          </text:list>
        </text:list-item>
        <text:list-item>
          <text:p text:style-name="P11"><text:soft-page-break/><text:span text:style-name="Strong_20_Emphasis">Documentation</text:span></text:p>
          <text:list>
            <text:list-item>
              <text:p text:style-name="P12">Update the README with detailed setup instructions for developers.</text:p>
            </text:list-item>
            <text:list-item>
              <text:p text:style-name="P12">Document all API endpoints in the README or create a dedicated API documentation file.</text:p>
            </text:list-item>
            <text:list-item>
              <text:p text:style-name="P11">Add comments throughout the code to improve maintainability.</text:p>
            </text:list-item>
          </text:list>
        </text:list-item>
      </text:list>
      <text:h text:style-name="Heading_20_4" text:outline-level="4">7. <text:span text:style-name="Strong_20_Emphasis">Post-Launch Tasks</text:span></text:h>
      <text:list text:style-name="L7">
        <text:list-item>
          <text:p text:style-name="P13"><text:span text:style-name="Strong_20_Emphasis">Monitor and Log</text:span></text:p>
          <text:list>
            <text:list-item>
              <text:p text:style-name="P14">Set up monitoring tools (like Sentry for error tracking or Google Analytics for user tracking).</text:p>
            </text:list-item>
            <text:list-item>
              <text:p text:style-name="P14">Enable logging for API requests and database queries to monitor usage.</text:p>
            </text:list-item>
          </text:list>
        </text:list-item>
        <text:list-item>
          <text:p text:style-name="P13"><text:span text:style-name="Strong_20_Emphasis">Gather User Feedback</text:span></text:p>
          <text:list>
            <text:list-item>
              <text:p text:style-name="P13">Deploy user feedback tools (e.g., feedback forms or analytics) to collect insights for future improvements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0T13:35:17.572000000</meta:creation-date>
    <dc:date>2024-11-10T13:35:40.619000000</dc:date>
    <meta:editing-duration>PT23S</meta:editing-duration>
    <meta:editing-cycles>1</meta:editing-cycles>
    <meta:document-statistic meta:table-count="0" meta:image-count="0" meta:object-count="0" meta:page-count="3" meta:paragraph-count="72" meta:word-count="653" meta:character-count="4123" meta:non-whitespace-character-count="3606"/>
    <meta:generator>LibreOffice/24.8.2.1$Windows_X86_64 LibreOffice_project/0f794b6e29741098670a3b95d60478a65d05ef13</meta:generator>
  </office:meta>
</office:document-meta>
</file>